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 Medium" svg:font-family="'Open Sans Medium'" style:font-family-generic="swiss"/>
    <style:font-face style:name="Source Code Pro" svg:font-family="'Source Code Pro'" style:font-adornments="Bold" style:font-family-generic="modern" style:font-pitch="fixed"/>
    <style:font-face style:name="Source Code Pro Light" svg:font-family="'Source Code Pro Light'" style:font-family-generic="modern" style:font-pitch="fixed"/>
    <style:font-face style:name="Source Code Pro Medium" svg:font-family="'Source Code Pro Medium'" style:font-family-generic="modern" style:font-pitch="fixed"/>
  </office:font-face-decls>
  <office:automatic-styles>
    <style:style style:name="co1" style:family="table-column">
      <style:table-column-properties fo:break-before="auto" style:column-width="0.329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ource Code Pro Medium" fo:font-size="14pt" style:font-size-asian="14pt" style:font-size-complex="14pt"/>
    </style:style>
    <style:style style:name="ce2" style:family="table-cell" style:parent-style-name="Default">
      <style:table-cell-properties fo:background-color="#e1e0e0" fo:border="1.5pt solid #ffffff"/>
      <style:text-properties fo:color="#e8412c" style:font-name="Source Code Pro Medium" fo:font-size="14pt" fo:font-weight="normal" style:font-size-asian="14pt" style:font-size-complex="14pt"/>
    </style:style>
    <style:style style:name="ce3" style:family="table-cell" style:parent-style-name="Default">
      <style:table-cell-properties fo:background-color="#e1e0e0" fo:border="1.5pt solid #ffffff"/>
      <style:text-properties style:font-name="Source Code Pro Light" fo:font-size="14pt" fo:font-weight="normal" style:font-size-asian="14pt" style:font-size-complex="14pt"/>
    </style:style>
    <style:style style:name="ce4" style:family="table-cell" style:parent-style-name="Default">
      <style:table-cell-properties fo:background-color="#e1e0e0" fo:border="1.5pt solid #ffffff"/>
      <style:text-properties fo:color="#009de0" style:font-name="Source Code Pro Medium" fo:font-size="14pt" fo:font-weight="normal" style:font-size-asian="14pt" style:font-size-complex="14pt"/>
    </style:style>
    <style:style style:name="ce5" style:family="table-cell" style:parent-style-name="Default">
      <style:table-cell-properties fo:background-color="#e1e0e0" fo:border="1.5pt solid #ffffff"/>
      <style:text-properties fo:color="#54378a" style:font-name="Source Code Pro Medium" fo:font-size="14pt" fo:font-weight="normal" style:font-size-asian="14pt" style:font-size-complex="14pt"/>
    </style:style>
    <style:style style:name="ce6" style:family="table-cell" style:parent-style-name="Default">
      <style:table-cell-properties fo:background-color="#e1e0e0" fo:border="1.5pt solid #ffffff"/>
      <style:text-properties fo:color="#e8412c" style:font-name="Source Code Pro Medium" fo:font-size="14pt" style:font-size-asian="14pt" style:font-size-complex="14pt"/>
    </style:style>
    <style:style style:name="ce7" style:family="table-cell" style:parent-style-name="Default">
      <style:table-cell-properties fo:background-color="#e1e0e0" fo:border="1.5pt solid #ffffff"/>
      <style:text-properties fo:color="#009de0" style:font-name="Source Code Pro Medium" fo:font-size="14pt" style:font-size-asian="14pt" style:font-size-complex="14pt"/>
    </style:style>
    <style:style style:name="ce8" style:family="table-cell" style:parent-style-name="Default">
      <style:table-cell-properties fo:background-color="#e1e0e0" fo:border="1.5pt solid #ffffff"/>
      <style:text-properties fo:color="#54378a" style:font-name="Source Code Pro Medium" fo:font-size="14pt" style:font-size-asian="14pt" style:font-size-complex="14pt"/>
    </style:style>
    <style:style style:name="ce9" style:family="table-cell" style:parent-style-name="Default">
      <style:text-properties fo:color="#e8412c" style:font-name="Source Code Pro Medium" fo:font-size="14pt" style:font-size-asian="14pt" style:font-size-complex="14pt"/>
    </style:style>
    <style:style style:name="ce10" style:family="table-cell" style:parent-style-name="Default">
      <style:text-properties fo:color="#009de0" style:font-name="Source Code Pro Medium" fo:font-size="14pt" style:font-size-asian="14pt" style:font-size-complex="14pt"/>
    </style:style>
    <style:style style:name="ce11" style:family="table-cell" style:parent-style-name="Default">
      <style:text-properties fo:color="#54378a" style:font-name="Source Code Pro Medium" fo:font-size="14pt" style:font-size-asian="14pt" style:font-size-complex="14pt"/>
    </style:style>
    <style:style style:name="ce12" style:family="table-cell" style:parent-style-name="Default">
      <style:table-cell-properties fo:background-color="#e1e0e0" fo:border="1.5pt solid #ffffff"/>
      <style:text-properties fo:color="#00305e" style:font-name="Source Code Pro Medium" fo:font-size="14pt" style:font-size-asian="14pt" style:font-size-complex="14pt"/>
    </style:style>
    <style:style style:name="ce13" style:family="table-cell" style:parent-style-name="Default">
      <style:table-cell-properties fo:background-color="#e1e0e0" fo:border="1.5pt solid #ffffff"/>
      <style:text-properties style:font-name="Source Code Pro Light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11" table:default-cell-style-name="ce1"/>
        <table:table-column table:style-name="co1" table:number-columns-repeated="16368" table:default-cell-style-name="Default"/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6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"/>
          <table:table-cell table:style-name="ce7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"/>
          <table:table-cell table:style-name="ce8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637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" table:formula="of:=[.F6]*[.J2]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10" table:formula="of:=[.G6]*[.J3]"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"/>
          <table:table-cell table:style-name="ce11" table:formula="of:=[.H6]*[.J4]"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10"/>
          <table:table-cell table:style-name="Default"/>
          <table:table-cell table:number-columns-repeated="16368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ce12" table:formula="of:=[.F6]*[.J2]+[.G6]*[.J3]+[.H6]*[.J4]" office:value-type="float" office:value="22" calcext:value-type="float">
            <text:p>22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2"/>
          <table:table-cell table:style-name="Default"/>
          <table:table-cell table:number-columns-repeated="1636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2"/>
          <table:table-cell table:style-name="Default"/>
          <table:table-cell table:number-columns-repeated="16368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10"/>
          <table:table-cell table:style-name="Default"/>
          <table:table-cell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 Medium" svg:font-family="'Open Sans Medium'" style:font-family-generic="swiss"/>
    <style:font-face style:name="Source Code Pro" svg:font-family="'Source Code Pro'" style:font-adornments="Bold" style:font-family-generic="modern" style:font-pitch="fixed"/>
    <style:font-face style:name="Source Code Pro Light" svg:font-family="'Source Code Pro Light'" style:font-family-generic="modern" style:font-pitch="fixed"/>
    <style:font-face style:name="Source Code Pro Medium" svg:font-family="'Source Code Pro Medium'" style:font-family-generic="modern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hpe</meta:initial-creator>
    <meta:creation-date>2023-10-28T11:56:27.856000000</meta:creation-date>
    <meta:generator>LibreOffice/7.6.2.1$Windows_X86_64 LibreOffice_project/56f7684011345957bbf33a7ee678afaf4d2ba333</meta:generator>
    <dc:date>2023-10-28T13:02:05.334000000</dc:date>
    <dc:creator>thpe</dc:creator>
    <meta:editing-duration>PT35M28S</meta:editing-duration>
    <meta:editing-cycles>5</meta:editing-cycles>
    <meta:document-statistic meta:table-count="1" meta:cell-count="29" meta:object-count="0"/>
  </office:meta>
</office:document-meta>
</file>